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A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498683593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107436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BERTO BUSTINZA QUIROZ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3116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ILMAR DIAZ RAMO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3085819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13</text:p>
          </table:table-cell>
          <table:table-cell table:style-name="Tableau1.D2" office:value-type="string">
            <text:p text:style-name="P13">58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8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2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3:39:5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